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zxx" fo:country="none" officeooo:rsid="001232e9" officeooo:paragraph-rsid="001232e9"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 Heldag</text:p>
      <text:p text:style-name="P1"/>
      <text:p text:style-name="P1">Oppgave 4)</text:p>
      <text:p text:style-name="P1"/>
      <text:p text:style-name="P1">Brukergrensesnittet som er valgt til applikasjonene er tenkt å være så enkle å forstå som overhode mulig. Ungene har nok med matten å tenke på, så et brukergrensesnitt med masse farger og bilder kan virke forstyrrende. Med dette i tankene har jeg utviklet et brukergrensesnitt som er effektivt i formidlingen sin av hva siden inneholder. Figurene som ungene skal arbeide med er plassert midt på siden, med en stor og synlig størrelse, sånn at det ikke skal bli forvirring når ungen først skal begynne å lære om de ulike geometriske figurene. Fontene brukt er serif skrifter som er godt egnet til å leses på en data skjærm. Helheten i siden gjør at det er vanskelig for ungene å trykke på feil knapp eller ende opp på feil side. Introen til siden gjør et utmerket arbeid i å fange ungenes oppmerksomhet, som har funksjon å gjøre siden mer interress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2:42:19.251749512</meta:creation-date>
    <dc:date>2017-05-09T12:55:37.502030557</dc:date>
    <meta:editing-duration>PT2M8S</meta:editing-duration>
    <meta:editing-cycles>1</meta:editing-cycles>
    <meta:document-statistic meta:table-count="0" meta:image-count="0" meta:object-count="0" meta:page-count="1" meta:paragraph-count="3" meta:word-count="152" meta:character-count="871" meta:non-whitespace-character-count="721"/>
    <meta:generator>LibreOffice/5.1.6.2$Linux_X86_64 LibreOffice_project/10m0$Build-2</meta:generator>
  </office:meta>
</office:document-meta>
</file>